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4" style:family="table" style:master-page-name="">
      <style:table-properties style:width="6.5104in" fo:margin-left="0.1083in" fo:margin-right="0.0736in" style:page-number="0"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4694in" style:rel-column-width="24860*"/>
    </style:style>
    <style:style style:name="Table4.B" style:family="table-column">
      <style:table-column-properties style:column-width="4.041in" style:rel-column-width="40675*"/>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 style:family="table" style:master-page-name="">
      <style:table-properties style:width="6.5313in" fo:margin-left="0.0875in" fo:margin-right="0.0736in"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0.8646in" style:rel-column-width="8676*"/>
    </style:style>
    <style:style style:name="Table1.B" style:family="table-column">
      <style:table-column-properties style:column-width="2.6986in" style:rel-column-width="27080*"/>
    </style:style>
    <style:style style:name="Table1.C" style:family="table-column">
      <style:table-column-properties style:column-width="0.8542in" style:rel-column-width="8571*"/>
    </style:style>
    <style:style style:name="Table1.D" style:family="table-column">
      <style:table-column-properties style:column-width="2.1139in" style:rel-column-width="21208*"/>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D1" style:family="table-cell">
      <style:table-cell-properties style:vertical-align="middle" style:border-line-width="0.0007in 0.0347in 0.0007in" fo:padding="0.0194in" fo:border="0.0361in double #808080"/>
    </style:style>
    <style:style style:name="Table1.2" style:family="table-row">
      <style:table-row-properties fo:background-color="transparent">
        <style:background-image/>
      </style:table-row-properties>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fo:background-color="transparent" style:border-line-width-left="0.0007in 0.0347in 0.0007in" style:border-line-width-bottom="0.0007in 0.0347in 0.0007in" fo:padding="0.0194in" fo:border-left="0.0361in double #808080" fo:border-right="none" fo:border-top="none" fo:border-bottom="0.0361in double #808080" style:writing-mode="page">
        <style:background-image/>
      </style:table-cell-properties>
    </style:style>
    <style:style style:name="Table1.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5in" fo:margin-left="0.1188in" fo:margin-right="0.0736in" table:align="margins"/>
    </style:style>
    <style:style style:name="Table3.A" style:family="table-column">
      <style:table-column-properties style:column-width="1.9271in" style:rel-column-width="19428*"/>
    </style:style>
    <style:style style:name="Table3.B" style:family="table-column">
      <style:table-column-properties style:column-width="2.5632in" style:rel-column-width="25844*"/>
    </style:style>
    <style:style style:name="Table3.C" style:family="table-column">
      <style:table-column-properties style:column-width="1.0833in" style:rel-column-width="10926*"/>
    </style:style>
    <style:style style:name="Table3.D" style:family="table-column">
      <style:table-column-properties style:column-width="0.9264in" style:rel-column-width="9337*"/>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master-page-name="">
      <style:table-properties style:width="3.9896in" fo:margin-left="0.1083in" fo:margin-right="2.5944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9896in" style:rel-column-width="65535*"/>
    </style:style>
    <style:style style:name="Table2.A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5" style:family="table-row">
      <style:table-row-properties style:min-row-height="0.3319in"/>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text-properties style:use-window-font-color="true"/>
    </style:style>
    <style:style style:name="P3" style:family="paragraph" style:parent-style-name="Table_20_Contents">
      <style:paragraph-properties fo:margin-top="0in" fo:margin-bottom="0.0835in" fo:text-align="start" style:justify-single-word="false" text:number-lines="false" text:line-number="0"/>
    </style:style>
    <style:style style:name="P4" style:family="paragraph" style:parent-style-name="Table_20_Contents">
      <style:paragraph-properties fo:margin-top="0in" fo:margin-bottom="0.0835in" fo:text-align="start" style:justify-single-word="false" text:number-lines="false" text:line-number="0"/>
      <style:text-properties style:use-window-font-color="true" fo:font-weight="normal" style:font-weight-asian="normal" style:font-weight-complex="normal"/>
    </style:style>
    <style:style style:name="P5" style:family="paragraph" style:parent-style-name="Table_20_Contents">
      <style:paragraph-properties fo:margin-top="0in" fo:margin-bottom="0.0835in" fo:text-align="start" style:justify-single-word="false" text:number-lines="false" text:line-number="0"/>
      <style:text-properties style:use-window-font-color="true" fo:font-weight="bold" style:font-weight-asian="bold" style:font-weight-complex="bold"/>
    </style:style>
    <style:style style:name="P6" style:family="paragraph" style:parent-style-name="Table_20_Contents">
      <style:paragraph-properties fo:margin-top="0in" fo:margin-bottom="0.0835in" fo:text-align="center" style:justify-single-word="false" text:number-lines="false" text:line-number="0"/>
    </style:style>
    <style:style style:name="P7" style:family="paragraph" style:parent-style-name="Table_20_Contents">
      <style:paragraph-properties fo:margin-top="0in" fo:margin-bottom="0.0835in" fo:text-align="start" style:justify-single-word="false" text:number-lines="false" text:line-number="0"/>
      <style:text-properties style:language-asian="zh" style:country-asian="TW"/>
    </style:style>
    <style:style style:name="P8" style:family="paragraph" style:parent-style-name="Text_20_body">
      <style:paragraph-properties fo:margin-top="0in" fo:margin-bottom="0.0835in" fo:text-align="center" style:justify-single-word="false" text:number-lines="false" text:line-number="0"/>
    </style:style>
    <style:style style:name="P9" style:family="paragraph" style:parent-style-name="Heading_20_4">
      <style:text-properties style:font-name="Tahoma1" fo:font-size="11pt" fo:font-style="normal" style:font-size-asian="11pt" style:font-style-asian="normal" style:font-size-complex="11pt" style:font-style-complex="normal"/>
    </style:style>
    <style:style style:name="P10" style:family="paragraph" style:parent-style-name="Heading_20_4">
      <style:paragraph-properties fo:margin-top="0.1665in" fo:margin-bottom="0.0835in"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 style:family="paragraph" style:parent-style-name="Text_20_body">
      <style:paragraph-properties fo:margin-top="0.1665in" fo:margin-bottom="0.0835in"/>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 style:family="paragraph" style:parent-style-name="Text_20_body">
      <style:paragraph-properties fo:margin-top="0.1665in" fo:margin-bottom="0.0835in"/>
      <style:text-properties style:use-window-font-color="true"/>
    </style:style>
    <style:style style:name="P1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4" style:family="paragraph" style:parent-style-name="Text_20_body_20_indent">
      <style:paragraph-properties fo:margin-left="0in" fo:margin-right="0in" fo:text-indent="0in" style:auto-text-indent="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ext_20_body_20_indent_20_2" style:master-page-name="">
      <style:paragraph-properties fo:margin-left="0.5902in" fo:margin-right="0in" fo:margin-top="0in" fo:margin-bottom="0.0835in" fo:text-indent="0in" style:auto-text-indent="false"/>
    </style:style>
    <style:style style:name="P17" style:family="paragraph" style:parent-style-name="Text_20_body_20_indent_20_2">
      <style:text-properties style:use-window-font-color="true"/>
    </style:style>
    <style:style style:name="T1" style:family="text">
      <style:text-properties fo:language="en" fo:country="none" style:language-asian="zh" style:country-asian="TW"/>
    </style:style>
    <style:style style:name="T2" style:family="text">
      <style:text-properties fo:font-size="12pt" fo:language="en" fo:country="none" style:font-size-asian="12pt"/>
    </style:style>
    <style:style style:name="T3" style:family="text">
      <style:text-properties style:language-asian="zh" style:country-asian="TW"/>
    </style:style>
    <style:style style:name="T4" style:family="text">
      <style:text-properties style:use-window-font-color="tru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3" text:outline-level="3">Tab</text:h>
      <text:p text:style-name="Text_20_body_20_indent_20_2"><text:span text:style-name="T1">A specific tab. Clicking on the tab brings the tab panel to the front. You could put a label and an image on it by </text:span><text:span text:style-name="Source_20_Text"><text:span text:style-name="T1">label </text:span></text:span><text:span text:style-name="T1">and </text:span><text:span text:style-name="Source_20_Text"><text:span text:style-name="T1">image </text:span></text:span><text:span text:style-name="T1">properties. </text:span></text:p>
      <text:p text:style-name="Text_20_body_20_indent_20_2"><text:span text:style-name="T1">By setting the </text:span><text:span text:style-name="Source_20_Text"><text:span text:style-name="T1">closable </text:span></text:span><text:span text:style-name="T1">property to true, a close button is shown for the tab, such that user could close the tab and the corresponding tab panel by clicking the button. Once user clicks on the close button, an </text:span><text:span text:style-name="Source_20_Text"><text:span text:style-name="T1">onClose </text:span></text:span><text:span text:style-name="T1">event is sent to the tab. It is processed by the </text:span><text:span text:style-name="Source_20_Text"><text:span text:style-name="T1">onClose </text:span></text:span><text:span text:style-name="T1">method of </text:span><text:span text:style-name="Source_20_Text"><text:span text:style-name="T1">Tab. </text:span></text:span><text:span text:style-name="T1">Then, </text:span><text:span text:style-name="Source_20_Text"><text:span text:style-name="T1">onClose, </text:span></text:span><text:span text:style-name="T1">by default, detaches the tab itself and the corresponding tab panel.</text:span></text:p>
      <text:p text:style-name="Text_20_body_20_indent_20_2"><text:a xlink:type="simple" xlink:href="../Toolbar.xml"><text:span text:style-name="Source_20_Text"><text:span text:style-name="T1"/></text:span></text:a></text:p>
      <text:p text:style-name="P14"><draw:frame draw:style-name="fr1" draw:name="graphics1" text:anchor-type="paragraph" svg:width="4.2398in" svg:height="0.6563in" draw:z-index="0"><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9" text:outline-level="4">Class Name</text:h>
      <text:p text:style-name="P16"><text:span text:style-name="Source_20_Text"><text:span text:style-name="T2">org.zkoss.zul.Tab</text:span></text:span></text:p>
      <text:h text:style-name="P10" text:outline-level="4">Supported Child Components</text:h>
      <text:p text:style-name="P17">*NONE</text:p>
      <text:h text:style-name="P10" text:outline-level="4">Supported Events</text:h>
      <table:table table:name="Table4" table:style-name="Table4">
        <table:table-column table:style-name="Table4.A"/>
        <table:table-column table:style-name="Table4.B"/>
        <table:table-header-rows>
          <table:table-row>
            <table:table-cell table:style-name="Table4.A1" office:value-type="string">
              <text:p text:style-name="P1">Event Name</text:p>
            </table:table-cell>
            <table:table-cell table:style-name="Table4.B1" office:value-type="string">
              <text:p text:style-name="P1">Event Type</text:p>
            </table:table-cell>
          </table:table-row>
        </table:table-header-rows>
        <table:table-row>
          <table:table-cell table:style-name="Table4.A2" office:value-type="string">
            <text:p text:style-name="P6"><text:span text:style-name="Source_20_Text">onClick</text:span></text:p>
          </table:table-cell>
          <table:table-cell table:style-name="Table4.B2" office:value-type="string">
            <text:p text:style-name="P3"><text:a xlink:type="simple" xlink:href="../MouseEvent.xml"><text:span text:style-name="Source_20_Text">org.zkoss.zk.ui.event.MouseEvent</text:span></text:a></text:p>
            <text:p text:style-name="P5">Description: </text:p>
            <text:p text:style-name="P4">Denotes user has clicked the component.</text:p>
          </table:table-cell>
        </table:table-row>
        <table:table-row>
          <table:table-cell table:style-name="Table4.A2" office:value-type="string">
            <text:p text:style-name="P6"><text:span text:style-name="Source_20_Text">onRightClick</text:span></text:p>
          </table:table-cell>
          <table:table-cell table:style-name="Table4.B2" office:value-type="string">
            <text:p text:style-name="P3"><text:a xlink:type="simple" xlink:href="../MouseEvent.xml"><text:span text:style-name="Source_20_Text">org.zkoss.zk.ui.event.MouseEvent</text:span></text:a></text:p>
            <text:p text:style-name="P5">Description: </text:p>
            <text:p text:style-name="P4">Denotes user has right-clicked the component.</text:p>
          </table:table-cell>
        </table:table-row>
        <table:table-row>
          <table:table-cell table:style-name="Table4.A2" office:value-type="string">
            <text:p text:style-name="P6"><text:span text:style-name="Source_20_Text">onDoubleClick</text:span></text:p>
          </table:table-cell>
          <table:table-cell table:style-name="Table4.B2" office:value-type="string">
            <text:p text:style-name="P3"><text:a xlink:type="simple" xlink:href="../MouseEvent.xml"><text:span text:style-name="Source_20_Text">org.zkoss.zk.ui.event.MouseEvent</text:span></text:a></text:p>
            <text:p text:style-name="P5">Description: </text:p>
            <text:p text:style-name="P4">Denotes user has double-clicked the component.</text:p>
          </table:table-cell>
        </table:table-row>
        <table:table-row>
          <table:table-cell table:style-name="Table4.A2" office:value-type="string">
            <text:p text:style-name="P6"><text:span text:style-name="Source_20_Text">onSelect</text:span></text:p>
          </table:table-cell>
          <table:table-cell table:style-name="Table4.B2" office:value-type="string">
            <text:p text:style-name="P3"><text:a xlink:type="simple" xlink:href="../SelectEvent.xml"><text:span text:style-name="Source_20_Text">org.zkoss.zk.ui.event.SelectEvent</text:span></text:a></text:p>
            <text:p text:style-name="P5">Description: </text:p>
            <text:p text:style-name="P4"><text:span text:style-name="T4">Denotes user has selected a tab. </text:span>onSelect is sent to both tab and tabbox.</text:p>
          </table:table-cell>
        </table:table-row>
        <table:table-row>
          <table:table-cell table:style-name="Table4.A2" office:value-type="string">
            <text:p text:style-name="P6"><text:span text:style-name="Source_20_Text">onClose</text:span></text:p>
          </table:table-cell>
          <table:table-cell table:style-name="Table4.B2" office:value-type="string">
            <text:p text:style-name="P3"><text:a xlink:type="simple" xlink:href="../Event.xml"><text:span text:style-name="Source_20_Text">org.zkoss.ui.zk.ui.event.Event</text:span></text:a></text:p>
            <text:p text:style-name="P5">Description: </text:p>
            <text:p text:style-name="P4">Denotes the close button is pressed by a user, and the component shall detach itself.</text:p>
          </table:table-cell>
        </table:table-row>
      </table:table>
      <text:h text:style-name="P10"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Property</text:p>
            </table:table-cell>
            <table:table-cell table:style-name="Table1.A1" office:value-type="string">
              <text:p text:style-name="P1">Description</text:p>
            </table:table-cell>
            <table:table-cell table:style-name="Table1.A1" office:value-type="string">
              <text:p text:style-name="P1">Data Type</text:p>
            </table:table-cell>
            <table:table-cell table:style-name="Table1.D1" office:value-type="string">
              <text:p text:style-name="P2">Default Value</text:p>
            </table:table-cell>
          </table:table-row>
        </table:table-header-rows>
        <table:table-row table:style-name="Table1.2">
          <table:table-cell table:style-name="Table1.A2" office:value-type="string">
            <text:p text:style-name="P15"><text:span text:style-name="Source_20_Text"><text:span text:style-name="T3">closable</text:span></text:span></text:p>
          </table:table-cell>
          <table:table-cell table:style-name="Table1.B2" office:value-type="string">
            <text:p text:style-name="P3"><text:span text:style-name="T3">Sets whether this tab is closable. If closable, a button is displayed and the </text:span><text:span text:style-name="Source_20_Text"><text:span text:style-name="T3">onClose </text:span></text:span><text:span text:style-name="T3">event is sent if an user clicks the button. </text:span></text:p>
            <text:p text:style-name="P3"><text:span text:style-name="T3">Values : <text:s/></text:span><text:span text:style-name="Source_20_Text"><text:span text:style-name="T3">true|false</text:span></text:span></text:p>
          </table:table-cell>
          <table:table-cell table:style-name="Table1.A2" office:value-type="string">
            <text:p text:style-name="P15"><text:span text:style-name="Source_20_Text">boolean</text:span></text:p>
          </table:table-cell>
          <table:table-cell table:style-name="Table1.D2" office:value-type="string">
            <text:p text:style-name="P15"><text:span text:style-name="Source_20_Text"><text:span text:style-name="T3">false</text:span></text:span></text:p>
          </table:table-cell>
        </table:table-row>
        <table:table-row table:style-name="Table1.2">
          <table:table-cell table:style-name="Table1.A2" office:value-type="string">
            <text:p text:style-name="P15"><text:span text:style-name="Source_20_Text"><text:span text:style-name="T3">selected</text:span></text:span></text:p>
          </table:table-cell>
          <table:table-cell table:style-name="Table1.B2" office:value-type="string">
            <text:p text:style-name="P7">Sets whether this tab is selected. </text:p>
            <text:p text:style-name="P7">Values :<text:span text:style-name="Source_20_Text"> true|false</text:span></text:p>
          </table:table-cell>
          <table:table-cell table:style-name="Table1.A2" office:value-type="string">
            <text:p text:style-name="P15"><text:span text:style-name="Source_20_Text">boolean</text:span></text:p>
          </table:table-cell>
          <table:table-cell table:style-name="Table1.D2" office:value-type="string">
            <text:p text:style-name="P15"><text:span text:style-name="Source_20_Text"/></text:p>
          </table:table-cell>
        </table:table-row>
      </table:table>
      <text:p text:style-name="P13"/>
      <text:h text:style-name="P10" text:outline-level="4">Method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P1">Data Type</text:p>
            </table:table-cell>
            <table:table-cell table:style-name="Table3.D1" office:value-type="string">
              <text:p text:style-name="Table_20_Heading">Values</text:p>
            </table:table-cell>
          </table:table-row>
        </table:table-header-rows>
        <table:table-row>
          <table:table-cell table:style-name="Table3.A2" office:value-type="string">
            <text:p text:style-name="Table_20_Contents"><text:span text:style-name="Source_20_Text">getIndex</text:span></text:p>
          </table:table-cell>
          <table:table-cell table:style-name="Table3.A2" office:value-type="string">
            <text:p text:style-name="Table_20_Contents">Returns the index of this panel, or -1 if it doesn't belong to any tabs.</text:p>
          </table:table-cell>
          <table:table-cell table:style-name="Table3.A2" office:value-type="string">
            <text:p text:style-name="P15"><text:span text:style-name="Source_20_Text">int</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getLinkedPanel</text:span></text:p>
          </table:table-cell>
          <table:table-cell table:style-name="Table3.A2" office:value-type="string">
            <text:p text:style-name="Table_20_Contents">Returns the panel associated with this tab.</text:p>
          </table:table-cell>
          <table:table-cell table:style-name="Table3.A2" office:value-type="string">
            <text:p text:style-name="P15"><text:span text:style-name="Source_20_Text">Tabpanel</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getTabbox</text:span></text:p>
          </table:table-cell>
          <table:table-cell table:style-name="Table3.A2" office:value-type="string">
            <text:p text:style-name="Table_20_Contents">Returns the tabbox owns this component.</text:p>
          </table:table-cell>
          <table:table-cell table:style-name="Table3.A2" office:value-type="string">
            <text:p text:style-name="P15"><text:span text:style-name="Source_20_Text">Tabbox</text:span></text:p>
          </table:table-cell>
          <table:table-cell table:style-name="Table3.D2" office:value-type="string">
            <text:p text:style-name="Table_20_Contents"/>
          </table:table-cell>
        </table:table-row>
        <table:table-row>
          <table:table-cell table:style-name="Table3.A2" office:value-type="string">
            <text:p text:style-name="Table_20_Contents"><text:span text:style-name="Source_20_Text">isChildable</text:span></text:p>
          </table:table-cell>
          <table:table-cell table:style-name="Table3.A2" office:value-type="string">
            <text:p text:style-name="Table_20_Contents">No child is allowed.</text:p>
          </table:table-cell>
          <table:table-cell table:style-name="Table3.A2" office:value-type="string">
            <text:p text:style-name="P15"><text:span text:style-name="Source_20_Text">boolean</text:span></text:p>
          </table:table-cell>
          <table:table-cell table:style-name="Table3.D2" office:value-type="string">
            <text:p text:style-name="P15"><text:span text:style-name="Source_20_Text">false</text:span></text:p>
          </table:table-cell>
        </table:table-row>
      </table:table>
      <text:p text:style-name="P12"/>
      <text:h text:style-name="P10" text:outline-level="4">Inherited From </text:h>
      <table:table table:name="Table2" table:style-name="Table2">
        <table:table-column table:style-name="Table2.A"/>
        <table:table-header-rows>
          <table:table-row>
            <table:table-cell table:style-name="Table2.A1" office:value-type="string">
              <text:p text:style-name="P1">Inherited From</text:p>
            </table:table-cell>
          </table:table-row>
        </table:table-header-rows>
        <table:table-row>
          <table:table-cell table:style-name="Table2.A2" office:value-type="string">
            <text:p text:style-name="P8"><text:a xlink:type="simple" xlink:href="../LabelImageElement.xml"><text:span text:style-name="Source_20_Text">org.zkoss.zul.impl.LabelImageElement</text:span></text:a></text:p>
          </table:table-cell>
        </table:table-row>
        <table:table-row>
          <table:table-cell table:style-name="Table2.A2" office:value-type="string">
            <text:p text:style-name="P8"><text:a xlink:type="simple" xlink:href="../LabelElement.xml"><text:span text:style-name="Source_20_Text">org.zkoss.zul.impl.LabelElement</text:span></text:a></text:p>
          </table:table-cell>
        </table:table-row>
        <table:table-row>
          <table:table-cell table:style-name="Table2.A2" office:value-type="string">
            <text:p text:style-name="P8"><text:a xlink:type="simple" xlink:href="../XulElement.xml"><text:span text:style-name="Source_20_Text">org.zkoss.zul.imp.XulElement</text:span></text:a></text:p>
          </table:table-cell>
        </table:table-row>
        <table:table-row table:style-name="Table2.5">
          <table:table-cell table:style-name="Table2.A2" office:value-type="string">
            <text:p text:style-name="P8"><text:s/><text:a xlink:type="simple" xlink:href="../HtmlBasedComponent.xml"><text:span text:style-name="Source_20_Text">org.zkoss.zk.ui.HtmlBasedComponent</text:span></text:a> </text:p>
          </table:table-cell>
        </table:table-row>
        <table:table-row table:style-name="Table2.5">
          <table:table-cell table:style-name="Table2.A2" office:value-type="string">
            <text:p text:style-name="P8"><text:s/><text:a xlink:type="simple" xlink:href="../AbstractComponent.xml"><text:span text:style-name="Source_20_Text">org.zkoss.zk.ui.AbstractComponent </text:span></text:a></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in" fo:margin-right="0in" fo:margin-top="0.2835in" fo:margin-bottom="0.0827in" fo:line-height="100%" fo:text-align="start" style:justify-single-word="false" fo:text-indent="0in"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0.5902in" fo:margin-right="0in" fo:text-indent="0in" style:auto-text-indent="false"/>
    </style:style>
    <style:style style:name="Code" style:family="paragraph" style:parent-style-name="Text_20_body">
      <style:paragraph-properties fo:margin-left="0.2362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472in" fo:margin-right="0in" fo:margin-top="0.0398in" fo:margin-bottom="0.0193in" fo:text-indent="0in"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0.59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date>2007-10-05T10:40:32</dc:date>
    <meta:print-date>2007-09-03T09:33:50</meta:print-date>
    <dc:language>en-US</dc:language>
    <meta:editing-cycles>130</meta:editing-cycles>
    <meta:editing-duration>PT11H5M55S</meta:editing-duration>
    <meta:user-defined meta:name="Info 1"/>
    <meta:user-defined meta:name="Info 2"/>
    <meta:user-defined meta:name="Info 3"/>
    <meta:user-defined meta:name="Info 4"/>
    <meta:document-statistic meta:table-count="4" meta:image-count="1" meta:object-count="0" meta:page-count="3" meta:paragraph-count="79" meta:word-count="315" meta:character-count="2196"/>
  </office:meta>
</office:document-meta>
</file>